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58cm"/>
    </style:style>
    <style:style style:name="co3" style:family="table-column">
      <style:table-column-properties fo:break-before="auto" style:column-width="4.3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6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4"/>
        <table:table-row table:style-name="ro1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2" office:value-type="string">
            <text:p>Abilities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3"/>
          <table:table-cell/>
        </table:table-row>
        <table:table-row table:style-name="ro3">
          <table:table-cell table:number-columns-repeated="2"/>
          <table:table-cell table:style-name="ce3" office:value-type="string">
            <text:p>Flinch</text:p>
          </table:table-cell>
          <table:table-cell office:value-type="string">
            <text:p>Target is caught off balance, out of position, temporarily stunned, or otherwise unprepared. Cannot block, parry or dodge, and must rely on armour for protection.</text:p>
          </table:table-cell>
        </table:table-row>
        <table:table-row table:style-name="ro4">
          <table:table-cell table:number-columns-repeated="2"/>
          <table:table-cell table:style-name="ce3" office:value-type="string">
            <text:p>Down</text:p>
          </table:table-cell>
          <table:table-cell office:value-type="string">
            <text:p>the opponent is off his feat. </text:p>
          </table:table-cell>
        </table:table-row>
        <table:table-row table:style-name="ro1" table:number-rows-repeated="2">
          <table:table-cell table:number-columns-repeated="2"/>
          <table:table-cell table:style-name="ce3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elee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sunder' armour</text:p>
          </table:table-cell>
          <table:table-cell office:value-type="string">
            <text:p>attack a potential weakspot in a well armoured opponents armour, widening a gap and making subsequent strikes 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table:number-columns-repeated="2"/>
          <table:table-cell office:value-type="string">
            <text:p>Quickdraw</text:p>
          </table:table-cell>
          <table:table-cell office:value-type="string">
            <text:p>draw and attack as a single action. If attacked while unarmed or while a ranged weapon is equipped, main weapon will be drawn in time to defen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5">
          <table:table-cell table:number-columns-repeated="2"/>
          <table:table-cell office:value-type="string">
            <text:p>Weapon Strike</text:p>
          </table:table-cell>
          <table:table-cell office:value-type="string">
            <text:p>strike at the opponents weapon in an attempt to knock it away. If successful, causes a flinch.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table:number-columns-repeated="2"/>
          <table:table-cell office:value-type="string">
            <text:p>Backhand/pommel strike</text:p>
          </table:table-cell>
          <table:table-cell office:value-type="string">
            <text:p>strike at a vulnerable location, in an attempt to cause a</text:p>
          </table:table-cell>
        </table:table-row>
        <table:table-row table:style-name="ro7" table:number-rows-repeated="104854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23/12/2010</text:date>, <text:time>23:5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rin </meta:initial-creator>
    <meta:creation-date>2010-11-22T17:12:20</meta:creation-date>
    <dc:date>2010-12-23T23:58:41</dc:date>
    <dc:creator>Lorin </dc:creator>
    <meta:editing-duration>PT04H11M19S</meta:editing-duration>
    <meta:editing-cycles>3</meta:editing-cycles>
    <meta:generator>OpenOffice.org/3.2$Unix OpenOffice.org_project/320m12$Build-9483</meta:generator>
    <meta:document-statistic meta:table-count="3" meta:cell-count="14" meta:object-count="0"/>
  </office:meta>
</office:document-meta>
</file>